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12183333333333cm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5.10116666666667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7"/>
        <table:table-column table:style-name="co3" table:default-cell-style-name="ce7"/>
        <table:table-column table:style-name="co8" table:number-columns-repeated="16374" table:default-cell-style-name="ce1"/>
        <table:table-row table:style-name="ro1"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TOTAL</text:p>
          </table:table-cell>
          <table:table-cell table:number-columns-repeated="5" table:style-name="ce1"/>
          <table:table-cell office:value-type="string" table:style-name="ce2">
            <text:p>WIDTH x HEIGHT (PIXELES)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office:value-type="float" office:value="1600" table:style-name="ce3">
            <text:p>1600</text:p>
          </table:table-cell>
          <table:table-cell office:value-type="float" office:value="1200" table:style-name="ce3">
            <text:p>12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600 x 1200" table:formula="of:=[.A2]&amp;&quot; &quot;&amp;&quot;x&quot;&amp;&quot; &quot;&amp;[.B2]" table:style-name="ce3">
            <text:p>1600 x 12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205" table:style-name="ce3">
            <text:p>1205</text:p>
          </table:table-cell>
          <table:table-cell office:value-type="float" office:value="806" table:style-name="ce3">
            <text:p>80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205 x 806" table:formula="of:=[.A3]&amp;&quot; &quot;&amp;&quot;x&quot;&amp;&quot; &quot;&amp;[.B3]" table:style-name="ce3">
            <text:p>1205 x 80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800 x 800" table:formula="of:=[.A4]&amp;&quot; &quot;&amp;&quot;x&quot;&amp;&quot; &quot;&amp;[.B4]" table:style-name="ce3">
            <text:p>800 x 8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750" table:style-name="ce3">
            <text:p>7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25 x 750" table:formula="of:=[.A5]&amp;&quot; &quot;&amp;&quot;x&quot;&amp;&quot; &quot;&amp;[.B5]" table:style-name="ce3">
            <text:p>525 x 7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500" table:style-name="ce3">
            <text:p>500</text:p>
          </table:table-cell>
          <table:table-cell office:value-type="float" office:value="6" table:style-name="ce3">
            <text:p>6</text:p>
          </table:table-cell>
          <table:table-cell table:number-columns-repeated="5" table:style-name="ce1"/>
          <table:table-cell office:value-type="string" office:string-value="500 x 500" table:formula="of:=[.A6]&amp;&quot; &quot;&amp;&quot;x&quot;&amp;&quot; &quot;&amp;[.B6]" table:style-name="ce3">
            <text:p>500 x 500</text:p>
          </table:table-cell>
          <table:table-cell office:value-type="float" office:value="6" table:style-name="ce3">
            <text:p>6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98" table:style-name="ce3">
            <text:p>498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498" table:formula="of:=[.A7]&amp;&quot; &quot;&amp;&quot;x&quot;&amp;&quot; &quot;&amp;[.B7]" table:style-name="ce3">
            <text:p>500 x 498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93" table:style-name="ce3">
            <text:p>49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93" table:formula="of:=[.A8]&amp;&quot; &quot;&amp;&quot;x&quot;&amp;&quot; &quot;&amp;[.B8]" table:style-name="ce3">
            <text:p>500 x 49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86" table:style-name="ce3">
            <text:p>48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86" table:formula="of:=[.A9]&amp;&quot; &quot;&amp;&quot;x&quot;&amp;&quot; &quot;&amp;[.B9]" table:style-name="ce3">
            <text:p>500 x 48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83" table:style-name="ce3">
            <text:p>48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83" table:formula="of:=[.A10]&amp;&quot; &quot;&amp;&quot;x&quot;&amp;&quot; &quot;&amp;[.B10]" table:style-name="ce3">
            <text:p>500 x 48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78" table:style-name="ce3">
            <text:p>47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78" table:formula="of:=[.A11]&amp;&quot; &quot;&amp;&quot;x&quot;&amp;&quot; &quot;&amp;[.B11]" table:style-name="ce3">
            <text:p>500 x 47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70" table:style-name="ce3">
            <text:p>47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70" table:formula="of:=[.A12]&amp;&quot; &quot;&amp;&quot;x&quot;&amp;&quot; &quot;&amp;[.B12]" table:style-name="ce3">
            <text:p>500 x 47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57" table:style-name="ce3">
            <text:p>45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57" table:formula="of:=[.A13]&amp;&quot; &quot;&amp;&quot;x&quot;&amp;&quot; &quot;&amp;[.B13]" table:style-name="ce3">
            <text:p>500 x 45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55" table:style-name="ce3">
            <text:p>455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455" table:formula="of:=[.A14]&amp;&quot; &quot;&amp;&quot;x&quot;&amp;&quot; &quot;&amp;[.B14]" table:style-name="ce3">
            <text:p>500 x 455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54" table:style-name="ce3">
            <text:p>45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54" table:formula="of:=[.A15]&amp;&quot; &quot;&amp;&quot;x&quot;&amp;&quot; &quot;&amp;[.B15]" table:style-name="ce3">
            <text:p>500 x 45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45" table:style-name="ce3">
            <text:p>44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45" table:formula="of:=[.A16]&amp;&quot; &quot;&amp;&quot;x&quot;&amp;&quot; &quot;&amp;[.B16]" table:style-name="ce3">
            <text:p>500 x 44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43" table:style-name="ce3">
            <text:p>44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43" table:formula="of:=[.A17]&amp;&quot; &quot;&amp;&quot;x&quot;&amp;&quot; &quot;&amp;[.B17]" table:style-name="ce3">
            <text:p>500 x 44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38" table:style-name="ce3">
            <text:p>43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38" table:formula="of:=[.A18]&amp;&quot; &quot;&amp;&quot;x&quot;&amp;&quot; &quot;&amp;[.B18]" table:style-name="ce3">
            <text:p>500 x 43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32" table:style-name="ce3">
            <text:p>432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32" table:formula="of:=[.A19]&amp;&quot; &quot;&amp;&quot;x&quot;&amp;&quot; &quot;&amp;[.B19]" table:style-name="ce3">
            <text:p>500 x 432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10" table:style-name="ce3">
            <text:p>41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10" table:formula="of:=[.A20]&amp;&quot; &quot;&amp;&quot;x&quot;&amp;&quot; &quot;&amp;[.B20]" table:style-name="ce3">
            <text:p>500 x 41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06" table:style-name="ce3">
            <text:p>40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06" table:formula="of:=[.A21]&amp;&quot; &quot;&amp;&quot;x&quot;&amp;&quot; &quot;&amp;[.B21]" table:style-name="ce3">
            <text:p>500 x 40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00" table:style-name="ce3">
            <text:p>400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400" table:formula="of:=[.A22]&amp;&quot; &quot;&amp;&quot;x&quot;&amp;&quot; &quot;&amp;[.B22]" table:style-name="ce3">
            <text:p>500 x 400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99" table:style-name="ce3">
            <text:p>39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99" table:formula="of:=[.A23]&amp;&quot; &quot;&amp;&quot;x&quot;&amp;&quot; &quot;&amp;[.B23]" table:style-name="ce3">
            <text:p>500 x 39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86" table:style-name="ce3">
            <text:p>38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86" table:formula="of:=[.A24]&amp;&quot; &quot;&amp;&quot;x&quot;&amp;&quot; &quot;&amp;[.B24]" table:style-name="ce3">
            <text:p>500 x 38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9" table:style-name="ce3">
            <text:p>379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79" table:formula="of:=[.A25]&amp;&quot; &quot;&amp;&quot;x&quot;&amp;&quot; &quot;&amp;[.B25]" table:style-name="ce3">
            <text:p>500 x 379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7" table:style-name="ce3">
            <text:p>37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7" table:formula="of:=[.A26]&amp;&quot; &quot;&amp;&quot;x&quot;&amp;&quot; &quot;&amp;[.B26]" table:style-name="ce3">
            <text:p>500 x 37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6" table:style-name="ce3">
            <text:p>37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6" table:formula="of:=[.A27]&amp;&quot; &quot;&amp;&quot;x&quot;&amp;&quot; &quot;&amp;[.B27]" table:style-name="ce3">
            <text:p>500 x 37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5" table:style-name="ce3">
            <text:p>375</text:p>
          </table:table-cell>
          <table:table-cell office:value-type="float" office:value="36" table:style-name="ce3">
            <text:p>36</text:p>
          </table:table-cell>
          <table:table-cell table:number-columns-repeated="5" table:style-name="ce1"/>
          <table:table-cell office:value-type="string" office:string-value="500 x 375" table:formula="of:=[.A28]&amp;&quot; &quot;&amp;&quot;x&quot;&amp;&quot; &quot;&amp;[.B28]" table:style-name="ce4">
            <text:p>500 x 375</text:p>
          </table:table-cell>
          <table:table-cell office:value-type="float" office:value="36" table:style-name="ce4">
            <text:p>36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0" table:style-name="ce3">
            <text:p>37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0" table:formula="of:=[.A29]&amp;&quot; &quot;&amp;&quot;x&quot;&amp;&quot; &quot;&amp;[.B29]" table:style-name="ce3">
            <text:p>500 x 37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7" table:style-name="ce3">
            <text:p>36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7" table:formula="of:=[.A30]&amp;&quot; &quot;&amp;&quot;x&quot;&amp;&quot; &quot;&amp;[.B30]" table:style-name="ce3">
            <text:p>500 x 36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5" table:style-name="ce3">
            <text:p>36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5" table:formula="of:=[.A31]&amp;&quot; &quot;&amp;&quot;x&quot;&amp;&quot; &quot;&amp;[.B31]" table:style-name="ce3">
            <text:p>500 x 36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2" table:style-name="ce3">
            <text:p>36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2" table:formula="of:=[.A32]&amp;&quot; &quot;&amp;&quot;x&quot;&amp;&quot; &quot;&amp;[.B32]" table:style-name="ce3">
            <text:p>500 x 36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0" table:style-name="ce3">
            <text:p>36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0" table:formula="of:=[.A33]&amp;&quot; &quot;&amp;&quot;x&quot;&amp;&quot; &quot;&amp;[.B33]" table:style-name="ce3">
            <text:p>500 x 36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9" table:style-name="ce3">
            <text:p>35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9" table:formula="of:=[.A34]&amp;&quot; &quot;&amp;&quot;x&quot;&amp;&quot; &quot;&amp;[.B34]" table:style-name="ce3">
            <text:p>500 x 35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7" table:style-name="ce3">
            <text:p>35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7" table:formula="of:=[.A35]&amp;&quot; &quot;&amp;&quot;x&quot;&amp;&quot; &quot;&amp;[.B35]" table:style-name="ce3">
            <text:p>500 x 35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6" table:style-name="ce3">
            <text:p>35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6" table:formula="of:=[.A36]&amp;&quot; &quot;&amp;&quot;x&quot;&amp;&quot; &quot;&amp;[.B36]" table:style-name="ce3">
            <text:p>500 x 35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4" table:style-name="ce3">
            <text:p>35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4" table:formula="of:=[.A37]&amp;&quot; &quot;&amp;&quot;x&quot;&amp;&quot; &quot;&amp;[.B37]" table:style-name="ce3">
            <text:p>500 x 35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0" table:style-name="ce3">
            <text:p>35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50" table:formula="of:=[.A38]&amp;&quot; &quot;&amp;&quot;x&quot;&amp;&quot; &quot;&amp;[.B38]" table:style-name="ce3">
            <text:p>500 x 35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9" table:style-name="ce3">
            <text:p>34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49" table:formula="of:=[.A39]&amp;&quot; &quot;&amp;&quot;x&quot;&amp;&quot; &quot;&amp;[.B39]" table:style-name="ce3">
            <text:p>500 x 34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7" table:style-name="ce3">
            <text:p>347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47" table:formula="of:=[.A40]&amp;&quot; &quot;&amp;&quot;x&quot;&amp;&quot; &quot;&amp;[.B40]" table:style-name="ce3">
            <text:p>500 x 347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6" table:style-name="ce3">
            <text:p>346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46" table:formula="of:=[.A41]&amp;&quot; &quot;&amp;&quot;x&quot;&amp;&quot; &quot;&amp;[.B41]" table:style-name="ce3">
            <text:p>500 x 346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5" table:style-name="ce3">
            <text:p>345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45" table:formula="of:=[.A42]&amp;&quot; &quot;&amp;&quot;x&quot;&amp;&quot; &quot;&amp;[.B42]" table:style-name="ce3">
            <text:p>500 x 345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3" table:style-name="ce3">
            <text:p>343</text:p>
          </table:table-cell>
          <table:table-cell office:value-type="float" office:value="6" table:style-name="ce3">
            <text:p>6</text:p>
          </table:table-cell>
          <table:table-cell table:number-columns-repeated="5" table:style-name="ce1"/>
          <table:table-cell office:value-type="string" office:string-value="500 x 343" table:formula="of:=[.A43]&amp;&quot; &quot;&amp;&quot;x&quot;&amp;&quot; &quot;&amp;[.B43]" table:style-name="ce3">
            <text:p>500 x 343</text:p>
          </table:table-cell>
          <table:table-cell office:value-type="float" office:value="6" table:style-name="ce3">
            <text:p>6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2" table:style-name="ce3">
            <text:p>342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42" table:formula="of:=[.A44]&amp;&quot; &quot;&amp;&quot;x&quot;&amp;&quot; &quot;&amp;[.B44]" table:style-name="ce3">
            <text:p>500 x 342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1" table:style-name="ce3">
            <text:p>34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41" table:formula="of:=[.A45]&amp;&quot; &quot;&amp;&quot;x&quot;&amp;&quot; &quot;&amp;[.B45]" table:style-name="ce3">
            <text:p>500 x 34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0" table:style-name="ce3">
            <text:p>34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40" table:formula="of:=[.A46]&amp;&quot; &quot;&amp;&quot;x&quot;&amp;&quot; &quot;&amp;[.B46]" table:style-name="ce3">
            <text:p>500 x 34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8" table:style-name="ce3">
            <text:p>338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38" table:formula="of:=[.A47]&amp;&quot; &quot;&amp;&quot;x&quot;&amp;&quot; &quot;&amp;[.B47]" table:style-name="ce3">
            <text:p>500 x 338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6" table:style-name="ce3">
            <text:p>336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36" table:formula="of:=[.A48]&amp;&quot; &quot;&amp;&quot;x&quot;&amp;&quot; &quot;&amp;[.B48]" table:style-name="ce3">
            <text:p>500 x 336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4" table:style-name="ce3">
            <text:p>334</text:p>
          </table:table-cell>
          <table:table-cell office:value-type="float" office:value="16" table:style-name="ce3">
            <text:p>16</text:p>
          </table:table-cell>
          <table:table-cell table:number-columns-repeated="5" table:style-name="ce1"/>
          <table:table-cell office:value-type="string" office:string-value="500 x 334" table:formula="of:=[.A49]&amp;&quot; &quot;&amp;&quot;x&quot;&amp;&quot; &quot;&amp;[.B49]" table:style-name="ce5">
            <text:p>500 x 334</text:p>
          </table:table-cell>
          <table:table-cell office:value-type="float" office:value="16" table:style-name="ce5">
            <text:p>16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3" table:style-name="ce3">
            <text:p>333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1"/>
          <table:table-cell office:value-type="string" office:string-value="500 x 333" table:formula="of:=[.A50]&amp;&quot; &quot;&amp;&quot;x&quot;&amp;&quot; &quot;&amp;[.B50]" table:style-name="ce6">
            <text:p>500 x 333</text:p>
          </table:table-cell>
          <table:table-cell office:value-type="float" office:value="34" table:style-name="ce6">
            <text:p>34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2" table:style-name="ce3">
            <text:p>33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32" table:formula="of:=[.A51]&amp;&quot; &quot;&amp;&quot;x&quot;&amp;&quot; &quot;&amp;[.B51]" table:style-name="ce3">
            <text:p>500 x 33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8" table:style-name="ce3">
            <text:p>32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28" table:formula="of:=[.A52]&amp;&quot; &quot;&amp;&quot;x&quot;&amp;&quot; &quot;&amp;[.B52]" table:style-name="ce3">
            <text:p>500 x 32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5" table:style-name="ce3">
            <text:p>32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25" table:formula="of:=[.A53]&amp;&quot; &quot;&amp;&quot;x&quot;&amp;&quot; &quot;&amp;[.B53]" table:style-name="ce3">
            <text:p>500 x 32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1" table:style-name="ce3">
            <text:p>32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21" table:formula="of:=[.A54]&amp;&quot; &quot;&amp;&quot;x&quot;&amp;&quot; &quot;&amp;[.B54]" table:style-name="ce3">
            <text:p>500 x 32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9" table:style-name="ce3">
            <text:p>31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19" table:formula="of:=[.A55]&amp;&quot; &quot;&amp;&quot;x&quot;&amp;&quot; &quot;&amp;[.B55]" table:style-name="ce3">
            <text:p>500 x 31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7" table:style-name="ce3">
            <text:p>31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17" table:formula="of:=[.A56]&amp;&quot; &quot;&amp;&quot;x&quot;&amp;&quot; &quot;&amp;[.B56]" table:style-name="ce3">
            <text:p>500 x 31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3" table:style-name="ce3">
            <text:p>31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13" table:formula="of:=[.A57]&amp;&quot; &quot;&amp;&quot;x&quot;&amp;&quot; &quot;&amp;[.B57]" table:style-name="ce3">
            <text:p>500 x 31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99" table:style-name="ce3">
            <text:p>29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99" table:formula="of:=[.A58]&amp;&quot; &quot;&amp;&quot;x&quot;&amp;&quot; &quot;&amp;[.B58]" table:style-name="ce3">
            <text:p>500 x 29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96" table:style-name="ce3">
            <text:p>29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96" table:formula="of:=[.A59]&amp;&quot; &quot;&amp;&quot;x&quot;&amp;&quot; &quot;&amp;[.B59]" table:style-name="ce3">
            <text:p>500 x 29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81" table:style-name="ce3">
            <text:p>28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81" table:formula="of:=[.A60]&amp;&quot; &quot;&amp;&quot;x&quot;&amp;&quot; &quot;&amp;[.B60]" table:style-name="ce3">
            <text:p>500 x 28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185" table:style-name="ce3">
            <text:p>18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185" table:formula="of:=[.A61]&amp;&quot; &quot;&amp;&quot;x&quot;&amp;&quot; &quot;&amp;[.B61]" table:style-name="ce3">
            <text:p>500 x 18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92 x 500" table:formula="of:=[.A62]&amp;&quot; &quot;&amp;&quot;x&quot;&amp;&quot; &quot;&amp;[.B62]" table:style-name="ce3">
            <text:p>492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88 x 500" table:formula="of:=[.A63]&amp;&quot; &quot;&amp;&quot;x&quot;&amp;&quot; &quot;&amp;[.B63]" table:style-name="ce3">
            <text:p>488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87 x 500" table:formula="of:=[.A64]&amp;&quot; &quot;&amp;&quot;x&quot;&amp;&quot; &quot;&amp;[.B64]" table:style-name="ce3">
            <text:p>487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454 x 500" table:formula="of:=[.A65]&amp;&quot; &quot;&amp;&quot;x&quot;&amp;&quot; &quot;&amp;[.B65]" table:style-name="ce3">
            <text:p>454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52 x 500" table:formula="of:=[.A66]&amp;&quot; &quot;&amp;&quot;x&quot;&amp;&quot; &quot;&amp;[.B66]" table:style-name="ce3">
            <text:p>452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444 x 500" table:formula="of:=[.A67]&amp;&quot; &quot;&amp;&quot;x&quot;&amp;&quot; &quot;&amp;[.B67]" table:style-name="ce3">
            <text:p>444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500" table:formula="of:=[.A68]&amp;&quot; &quot;&amp;&quot;x&quot;&amp;&quot; &quot;&amp;[.B68]" table:style-name="ce3">
            <text:p>420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13 x 500" table:formula="of:=[.A69]&amp;&quot; &quot;&amp;&quot;x&quot;&amp;&quot; &quot;&amp;[.B69]" table:style-name="ce3">
            <text:p>413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07 x 500" table:formula="of:=[.A70]&amp;&quot; &quot;&amp;&quot;x&quot;&amp;&quot; &quot;&amp;[.B70]" table:style-name="ce3">
            <text:p>407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407" table:style-name="ce3">
            <text:p>40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00 x 407" table:formula="of:=[.A71]&amp;&quot; &quot;&amp;&quot;x&quot;&amp;&quot; &quot;&amp;[.B71]" table:style-name="ce3">
            <text:p>400 x 40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274" table:style-name="ce3">
            <text:p>27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00 x 274" table:formula="of:=[.A72]&amp;&quot; &quot;&amp;&quot;x&quot;&amp;&quot; &quot;&amp;[.B72]" table:style-name="ce3">
            <text:p>400 x 27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4 x 500" table:formula="of:=[.A73]&amp;&quot; &quot;&amp;&quot;x&quot;&amp;&quot; &quot;&amp;[.B73]" table:style-name="ce3">
            <text:p>394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500" table:style-name="ce3">
            <text:p>500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385 x 500" table:formula="of:=[.A74]&amp;&quot; &quot;&amp;&quot;x&quot;&amp;&quot; &quot;&amp;[.B74]" table:style-name="ce3">
            <text:p>385 x 500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500" table:style-name="ce3">
            <text:p>500</text:p>
          </table:table-cell>
          <table:table-cell office:value-type="float" office:value="8" table:style-name="ce3">
            <text:p>8</text:p>
          </table:table-cell>
          <table:table-cell table:number-columns-repeated="5" table:style-name="ce1"/>
          <table:table-cell office:value-type="string" office:string-value="375 x 500" table:formula="of:=[.A75]&amp;&quot; &quot;&amp;&quot;x&quot;&amp;&quot; &quot;&amp;[.B75]" table:style-name="ce3">
            <text:p>375 x 500</text:p>
          </table:table-cell>
          <table:table-cell office:value-type="float" office:value="8" table:style-name="ce3">
            <text:p>8</text:p>
          </table:table-cell>
          <table:table-cell table:number-columns-repeated="16374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244" table:style-name="ce3">
            <text:p>244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59 x 244" table:formula="of:=[.A76]&amp;&quot; &quot;&amp;&quot;x&quot;&amp;&quot; &quot;&amp;[.B76]" table:style-name="ce3">
            <text:p>359 x 244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50 x 500" table:formula="of:=[.A77]&amp;&quot; &quot;&amp;&quot;x&quot;&amp;&quot; &quot;&amp;[.B77]" table:style-name="ce3">
            <text:p>350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42 x 500" table:formula="of:=[.A78]&amp;&quot; &quot;&amp;&quot;x&quot;&amp;&quot; &quot;&amp;[.B78]" table:style-name="ce3">
            <text:p>342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39 x 500" table:formula="of:=[.A79]&amp;&quot; &quot;&amp;&quot;x&quot;&amp;&quot; &quot;&amp;[.B79]" table:style-name="ce3">
            <text:p>339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36 x 500" table:formula="of:=[.A80]&amp;&quot; &quot;&amp;&quot;x&quot;&amp;&quot; &quot;&amp;[.B80]" table:style-name="ce3">
            <text:p>336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34 x 500" table:formula="of:=[.A81]&amp;&quot; &quot;&amp;&quot;x&quot;&amp;&quot; &quot;&amp;[.B81]" table:style-name="ce3">
            <text:p>334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500" table:style-name="ce3">
            <text:p>500</text:p>
          </table:table-cell>
          <table:table-cell office:value-type="float" office:value="8" table:style-name="ce3">
            <text:p>8</text:p>
          </table:table-cell>
          <table:table-cell table:number-columns-repeated="5" table:style-name="ce1"/>
          <table:table-cell office:value-type="string" office:string-value="333 x 500" table:formula="of:=[.A82]&amp;&quot; &quot;&amp;&quot;x&quot;&amp;&quot; &quot;&amp;[.B82]" table:style-name="ce3">
            <text:p>333 x 500</text:p>
          </table:table-cell>
          <table:table-cell office:value-type="float" office:value="8" table:style-name="ce3">
            <text:p>8</text:p>
          </table:table-cell>
          <table:table-cell table:number-columns-repeated="16374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32 x 500" table:formula="of:=[.A83]&amp;&quot; &quot;&amp;&quot;x&quot;&amp;&quot; &quot;&amp;[.B83]" table:style-name="ce3">
            <text:p>332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19 x 500" table:formula="of:=[.A84]&amp;&quot; &quot;&amp;&quot;x&quot;&amp;&quot; &quot;&amp;[.B84]" table:style-name="ce3">
            <text:p>319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400" table:style-name="ce3">
            <text:p>4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68 x 400" table:formula="of:=[.A85]&amp;&quot; &quot;&amp;&quot;x&quot;&amp;&quot; &quot;&amp;[.B85]" table:style-name="ce3">
            <text:p>268 x 4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50" table:style-name="ce3">
            <text:p>1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150" table:formula="of:=[.A86]&amp;&quot; &quot;&amp;&quot;x&quot;&amp;&quot; &quot;&amp;[.B86]" table:style-name="ce3">
            <text:p>200 x 1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113" table:style-name="ce3">
            <text:p>11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70 x 113" table:formula="of:=[.A87]&amp;&quot; &quot;&amp;&quot;x&quot;&amp;&quot; &quot;&amp;[.B87]" table:style-name="ce3">
            <text:p>170 x 11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180" table:style-name="ce3">
            <text:p>18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17 x 180" table:formula="of:=[.A88]&amp;&quot; &quot;&amp;&quot;x&quot;&amp;&quot; &quot;&amp;[.B88]" table:style-name="ce3">
            <text:p>117 x 18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table:number-columns-repeated="3" table:style-name="ce7"/>
          <table:table-cell table:number-columns-repeated="5" table:style-name="ce1"/>
          <table:table-cell table:number-columns-repeated="2" table:style-name="ce7"/>
          <table:table-cell table:number-columns-repeated="16374"/>
        </table:table-row>
        <table:table-row table:style-name="ro1">
          <table:table-cell table:number-columns-repeated="3" table:style-name="ce7"/>
          <table:table-cell table:number-columns-repeated="5" table:style-name="ce1"/>
          <table:table-cell office:value-type="string" table:style-name="ce2">
            <text:p>TOTAL IMG</text:p>
          </table:table-cell>
          <table:table-cell office:value-type="float" office:value="218" table:formula="of:=SUM([.J2:.J88])" table:style-name="ce3">
            <text:p>218</text:p>
          </table:table-cell>
          <table:table-cell table:number-columns-repeated="16374"/>
        </table:table-row>
        <table:table-row table:number-rows-repeated="6" table:style-name="ro1">
          <table:table-cell table:number-columns-repeated="3" table:style-name="ce7"/>
          <table:table-cell table:number-columns-repeated="5" table:style-name="ce1"/>
          <table:table-cell table:number-columns-repeated="2" table:style-name="ce7"/>
          <table:table-cell table:number-columns-repeated="16374"/>
        </table:table-row>
        <table:table-row table:number-rows-repeated="46" table:style-name="ro1">
          <table:table-cell table:number-columns-repeated="3" table:style-name="ce7"/>
          <table:table-cell table:number-columns-repeated="16381"/>
        </table:table-row>
        <table:table-row table:number-rows-repeated="1048434" table:style-name="ro2">
          <table:table-cell table:number-columns-repeated="16384"/>
        </table:table-row>
      </table:table>
      <table:database-ranges>
        <table:database-range table:target-range-address="test.A1:test.C88" table:name="__Anonymous_Sheet_DB__0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David Campoamor</meta:initial-creator>
    <dc:creator>34628</dc:creator>
    <meta:creation-date>2023-02-27T16:20:30Z</meta:creation-date>
    <dc:date>2023-02-27T16:20:30Z</dc:date>
    <meta:editing-cycles>2</meta:editing-cycles>
    <meta:editing-duration>PT869S</meta:editing-duration>
  </office:meta>
</office:document-meta>
</file>